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4261" officeooo:paragraph-rsid="00314261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4261" officeooo:paragraph-rsid="0033e68e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8df08" officeooo:paragraph-rsid="0038df0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0ee24" officeooo:paragraph-rsid="0020ee24" style:text-blinking="false" fo:background-color="#afd095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4261" officeooo:paragraph-rsid="00314261" style:text-blinking="false" fo:background-color="#afd095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14261" officeooo:paragraph-rsid="0033e68e" style:text-blinking="false" fo:background-color="#afd095"/>
    </style:style>
    <style:style style:name="P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3fc3e" officeooo:paragraph-rsid="0033fc3e" style:text-blinking="false" fo:background-color="#afd095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e994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5d05c" officeooo:paragraph-rsid="0035d05c" style:text-blinking="false" fo:background-color="#ffe994"/>
    </style:style>
    <style:style style:name="P1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5d0a6" officeooo:paragraph-rsid="0035d0a6" style:text-blinking="false" fo:background-color="#ffe994"/>
    </style:style>
    <style:style style:name="P1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c9211e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P14" style:family="paragraph" style:parent-style-name="Text_20_body">
      <style:text-properties officeooo:rsid="003cee23" officeooo:paragraph-rsid="003cee23"/>
    </style:style>
    <style:style style:name="P15" style:family="paragraph" style:parent-style-name="Text_20_body">
      <style:text-properties officeooo:rsid="003ec63e" officeooo:paragraph-rsid="003ec63e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5d0a6" officeooo:paragraph-rsid="0035d0a6" style:text-blinking="false" fo:background-color="#ffe994"/>
    </style:style>
    <style:style style:name="P1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afd095"/>
    </style:style>
    <style:style style:name="T1" style:family="text">
      <style:text-properties style:font-name="system-ui" fo:font-size="12pt" fo:letter-spacing="normal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2" style:family="text">
      <style:text-properties fo:color="#1f2937" loext:opacity="100%" fo:letter-spacing="normal" fo:background-color="transparent" loext:char-shading-value="0"/>
    </style:style>
    <style:style style:name="T3" style:family="text">
      <style:text-properties fo:color="#1f2937" loext:opacity="100%" style:font-name="system-ui" fo:font-size="12pt" fo:letter-spacing="normal" fo:background-color="transparent" loext:char-shading-value="0"/>
    </style:style>
    <style:style style:name="T4" style:family="text">
      <style:text-properties fo:background-color="#afd095" loext:char-shading-value="0"/>
    </style:style>
    <style:style style:name="T5" style:family="text">
      <style:text-properties officeooo:rsid="0031d9f1" fo:background-color="#afd095" loext:char-shading-value="0"/>
    </style:style>
    <style:style style:name="T6" style:family="text">
      <style:text-properties officeooo:rsid="003e73ed"/>
    </style:style>
    <style:style style:name="T7" style:family="text">
      <style:text-properties officeooo:rsid="004029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docs-internal-guid-1ca81b8e-7fff-97b2-4c92-bd8e541e9a0e"/>https://symfony.com/doc/current/routing.html</text:p>
      <text:p text:style-name="P5">https://symfony.com/doc/current/controller.html</text:p>
      <text:p text:style-name="P5">https://symfony.com/doc/current/configuration.html</text:p>
      <text:p text:style-name="P13">https://symfony.com/doc/current/components/dependency_injection.html</text:p>
      <text:p text:style-name="P13"><text:a xlink:type="simple" xlink:href="https://symfony.com/doc/current/reference/dic_tags.html" text:style-name="Internet_20_link" text:visited-style-name="Visited_20_Internet_20_Link">https://symfony.com/doc/current/reference/dic_tags.html</text:a></text:p>
      <text:p text:style-name="P13"/>
      <text:p text:style-name="P13"><text:a xlink:type="simple" xlink:href="https://symfony.com/doc/current/service_container/tags.html" text:style-name="Internet_20_link" text:visited-style-name="Visited_20_Internet_20_Link"><text:span text:style-name="T1">Теги службы</text:span></text:a><text:span text:style-name="T2"> — </text:span><text:span text:style-name="T3">это механизм, используемый </text:span><text:a xlink:type="simple" xlink:href="https://symfony.com/doc/current/components/dependency_injection.html" text:style-name="Internet_20_link" text:visited-style-name="Visited_20_Internet_20_Link"><text:span text:style-name="T1">компонентом DependencyInjection</text:span></text:a><text:span text:style-name="T2"> </text:span><text:span text:style-name="T3">для пометки служб, требующих специальной обработки, таких как консольные команды или расширения Twig.</text:span></text:p>
      <text:p text:style-name="P5"><text:a xlink:type="simple" xlink:href="https://symfony.com/doc/current/components/event_dispatcher.html" text:style-name="Internet_20_link" text:visited-style-name="Visited_20_Internet_20_Link">https://symfony.com/doc/current/components/event_dispatcher.html</text:a></text:p>
      <text:p text:style-name="P5"/>
      <text:p text:style-name="P6">(</text:p>
      <text:p text:style-name="P6"><text:tab/>Ничего не получилось с event dispatcher напрямую. Вроде суть понятна, но почему-то ничего не сработало. С событиями симфони всё более менее ясно, только вот у меня есть 2 события kernel.response и kernel.exception — я думал в зависимости от приоритета выпоняться будут, а они как-то по очереди попадают в event dispatcher и поэтому всегда последним выполняется response, хотя мб это и логично.</text:p>
      <text:p text:style-name="P6">)</text:p>
      <text:p text:style-name="P5">https://symfony.com/doc/current/reference/events.html</text:p>
      <text:p text:style-name="P17">https://symfony.com/doc/current/components/form.html</text:p>
      <text:p text:style-name="P5">https://symfony.com/doc/current/components/http_foundation.html</text:p>
      <text:p text:style-name="P1"><text:a xlink:type="simple" xlink:href="https://symfony.com/doc/current/components/http_kernel.html" text:style-name="Internet_20_link" text:visited-style-name="Visited_20_Internet_20_Link"><text:span text:style-name="T4">https://symfony.com/doc/current/components/http_kernel.html</text:span></text:a></text:p>
      <text:p text:style-name="P1"><text:a xlink:type="simple" xlink:href="https://symfony.com/doc/current/components/messenger.html" text:style-name="Internet_20_link" text:visited-style-name="Visited_20_Internet_20_Link"><text:span text:style-name="T4">https://symfony.com/doc/current/components/messenger.html</text:span></text:a></text:p>
      <text:p text:style-name="P2">(</text:p>
      <text:p text:style-name="P2"><text:span text:style-name="T4"><text:s text:c="3"/><text:tab/>Ваш собственный отправитель <text:tab/></text:span><text:a xlink:type="simple" xlink:href="https://symfony.com/doc/current/components/messenger.html#your-own-sender" text:style-name="Internet_20_link" text:visited-style-name="Visited_20_Internet_20_Link"><text:span text:style-name="T4">https://symfony.com/doc/current/components/messenger.html#your-own-sender</text:span></text:a></text:p>
      <text:p text:style-name="P7"><text:tab/>(Не понятно где потом вызывать этот send)</text:p>
      <text:p text:style-name="P2"><text:span text:style-name="T4"><text:tab/></text:span><text:span text:style-name="T5">Даже не стал пытаться повторить это<text:line-break/><text:tab/></text:span><text:a xlink:type="simple" xlink:href="https://symfony.com/doc/current/components/messenger.html#your-own-receiver" text:style-name="Internet_20_link" text:visited-style-name="Visited_20_Internet_20_Link"><text:span text:style-name="T5">https://symfony.com/doc/current/components/messenger.html#your-own-receiver</text:span></text:a></text:p>
      <text:p text:style-name="P7"/>
      <text:p text:style-name="P3"><text:span text:style-name="T4"><text:tab/></text:span><text:a xlink:type="simple" xlink:href="https://symfony.com/doc/current/messenger.html#amqp-transport" text:style-name="Internet_20_link" text:visited-style-name="Visited_20_Internet_20_Link"><text:span text:style-name="T4">https://symfony.com/doc/current/messenger.html#amqp-transport</text:span></text:a></text:p>
      <text:p text:style-name="P8"/>
      <text:p text:style-name="P9">Ситуация такая — была добавлена очередь, и в нее добавлялись сообщения, затем переключились на другую очередь, но сообщения также приходят во все. Вопрос — почему?. Exchange был fanout надо было поменять на direct и стали приходить сообщения только на одну очередь, а fanout посылает сообщения сразу всем очередям, у которых <text:s/>такая же метка (точно не помню как называется этот идентификатор)</text:p>
      <text:p text:style-name="P2">)</text:p>
      <text:p text:style-name="P10"><text:a xlink:type="simple" xlink:href="https://symfony.com/doc/current/components/security.html" text:style-name="Internet_20_link" text:visited-style-name="Visited_20_Internet_20_Link">https://symfony.com/doc/current/components/security.html</text:a></text:p>
      <text:p text:style-name="P12">ПОНЯТЬ КАК ДОСТАЕТСЯ ПОЛЬЗОВАТЕЛЬ (вот если я его получаю где-нибудь в контроллере или сервисе или ёщё где-то)</text:p>
      <text:p text:style-name="P12">В Security есть абстрактный токен из которого можно получить пользователя, в зависимости от аутентификации этот токен разный, например jwt токен. JWT <text:s/>токен приходит всегда в заголовках, а когда что-то другое используется, то я так понял он берётся из сессиии</text:p>
      <text:p text:style-name="P11">(Не смотрел второй раз lexic bundle и refresh token bundle)</text:p>
      <text:p text:style-name="P1"><text:a xlink:type="simple" xlink:href="https://symfony.com/doc/current/components/serializer.html" text:style-name="Internet_20_link" text:visited-style-name="Visited_20_Internet_20_Link">https://symfony.com/doc/current/components/serializer.html</text:a> </text:p>
      <text:p text:style-name="P4">(</text:p>
      <text:p text:style-name="P4"><text:soft-page-break/><text:tab/>группы https://symfony.com/doc/current/serializer.html#using-serialization-groups-attributes</text:p>
      <text:p text:style-name="P4">)</text:p>
      <text:p text:style-name="P5"><text:a xlink:type="simple" xlink:href="https://symfony.com/doc/current/components/validator.html" text:style-name="Internet_20_link" text:visited-style-name="Visited_20_Internet_20_Link">https://symfony.com/doc/current/components/validator.html</text:a> </text:p>
      <text:p text:style-name="Text_20_body"/>
      <text:p text:style-name="P14"><text:tab/>В лексик бандл просто берется токен из реквеста декодируется и если нормально декодировался то уже смотрится не просрочен ли он и достается сам пользователь и кст если такого пользователя нет, то он тоже не пускает дальше. <text:span text:style-name="T6">(Если роут с публичным доступом, то нужно чтоб в заголовки токен всё равно не передавался, потому что в таком случае он будет проверяться)</text:span></text:p>
      <text:p text:style-name="P15">Оказывается если скачать доктрину ещё раз <text:span text:style-name="T7">и там будут в параметрах аннотации, то все сущности с атрибутами будут не видны и в миграции будет DROP TABLE этих сущностей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58:05.448303909</meta:creation-date>
    <dc:date>2022-12-26T18:22:07.265537605</dc:date>
    <meta:editing-duration>PT20H44M37S</meta:editing-duration>
    <meta:editing-cycles>15</meta:editing-cycles>
    <meta:generator>LibreOffice/7.3.6.2$Linux_X86_64 LibreOffice_project/30$Build-2</meta:generator>
    <meta:document-statistic meta:table-count="0" meta:image-count="0" meta:object-count="0" meta:page-count="2" meta:paragraph-count="33" meta:word-count="332" meta:character-count="3123" meta:non-whitespace-character-count="2804"/>
  </office:meta>
</office:document-meta>
</file>